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NUTRIMENTOS DE ANIMALES NUEVO-HORIZONTE E.I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57384395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OXAPAMPA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76005855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CALLUPE AGUILAR, ELMER FABIA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043003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3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5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 AVI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08/2021</text:p>
          </table:table-cell>
          <table:table-cell table:style-name="Tabla2.A3" office:value-type="string">
            <text:p text:style-name="P22">596253</text:p>
          </table:table-cell>
          <table:table-cell table:style-name="Tabla2.D3" office:value-type="string">
            <text:p text:style-name="P23">5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5:48:37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